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16250000093A28637EB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2" style:family="paragraph" style:parent-style-name="Standard">
      <style:text-properties officeooo:rsid="001c0f28" officeooo:paragraph-rsid="001c0f28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paragraph-properties fo:text-align="center" style:justify-single-word="false" fo:break-before="pag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10pt" fo:font-weight="bold" officeooo:rsid="0022e1cb" officeooo:paragraph-rsid="001e2db7" style:font-size-asian="110pt" style:font-weight-asian="bold" style:font-size-complex="110pt" style:font-weight-complex="bold"/>
    </style:style>
    <style:style style:name="P6" style:family="paragraph" style:parent-style-name="Standard">
      <style:text-properties fo:font-size="120pt" officeooo:rsid="002afe50" officeooo:paragraph-rsid="001c0f28" style:font-size-asian="120pt" style:font-size-complex="120pt"/>
    </style:style>
    <style:style style:name="P7" style:family="paragraph" style:parent-style-name="Standard">
      <style:text-properties fo:font-size="110pt" fo:font-weight="bold" style:font-size-asian="110pt" style:font-weight-asian="bold" style:font-size-complex="1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10pt" officeooo:paragraph-rsid="001e2db7" style:font-size-asian="110pt" style:font-size-complex="110pt"/>
    </style:style>
    <style:style style:name="P10" style:family="paragraph" style:parent-style-name="Standard">
      <style:paragraph-properties fo:text-align="center" style:justify-single-word="false"/>
      <style:text-properties officeooo:paragraph-rsid="001e2db7"/>
    </style:style>
    <style:style style:name="P11" style:family="paragraph" style:parent-style-name="Standard">
      <style:paragraph-properties fo:text-align="center" style:justify-single-word="false" fo:break-before="page"/>
      <style:text-properties fo:font-size="110pt" fo:font-weight="bold" officeooo:paragraph-rsid="001e2db7" style:font-size-asian="110pt" style:font-weight-asian="bold" style:font-size-complex="110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font-size="110pt" officeooo:paragraph-rsid="001e2db7" style:font-size-asian="110pt" style:font-size-complex="110pt"/>
    </style:style>
    <style:style style:name="P13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000000" draw:opacity="100%" draw:textarea-horizontal-align="justify" draw:textarea-vertical-align="middle" draw:auto-grow-height="false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000000" draw:opacity="100%" draw:textarea-vertical-align="middle" draw:auto-grow-height="false" fo:min-height="1.321cm" fo:min-width="0.88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8.501cm" svg:height="8.501cm" svg:x="8.879cm" svg:y="-0.131cm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draw:frame draw:style-name="fr1" draw:name="graphics1" text:anchor-type="paragraph" svg:x="0.986cm" svg:y="2.498cm" svg:width="25.883cm" svg:height="9.867cm" draw:z-index="10"><draw:image xlink:href="Pictures/10000201000016250000093A28637EBE.png" xlink:type="simple" xlink:show="embed" xlink:actuate="onLoad"/></draw:frame></text:p>
      <text:p text:style-name="P3"><draw:custom-shape text:anchor-type="paragraph" draw:z-index="1" draw:style-name="gr1" svg:width="8.501cm" svg:height="8.501cm" draw:transform="rotate (-3.14159265358979) translate (16.0408055555556cm 8.45079166666667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graphics2" text:anchor-type="paragraph" svg:x="0.418cm" svg:y="0.369cm" svg:width="25.883cm" svg:height="9.867cm" draw:z-index="11"><draw:image xlink:href="Pictures/10000201000016250000093A28637EBE.png" xlink:type="simple" xlink:show="embed" xlink:actuate="onLoad"/></draw:frame></text:p>
      <text:p text:style-name="P3"><draw:custom-shape text:anchor-type="paragraph" draw:z-index="2" draw:style-name="gr1" svg:width="8cm" svg:height="15.001cm" draw:transform="rotate (1.5707963267949) translate (6.03955555555556cm 7.39951388888889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graphics3" text:anchor-type="paragraph" svg:x="0.919cm" svg:y="0.092cm" svg:width="25.883cm" svg:height="9.867cm" draw:z-index="12"><draw:image xlink:href="Pictures/10000201000016250000093A28637EBE.png" xlink:type="simple" xlink:show="embed" xlink:actuate="onLoad"/></draw:frame></text:p>
      <text:p text:style-name="P3"><draw:custom-shape text:anchor-type="paragraph" draw:z-index="3" draw:style-name="gr1" svg:width="8cm" svg:height="15.001cm" draw:transform="rotate (-1.5707963267949) translate (21.6605555555556cm -0.259291666666667cm)"><text:p/><draw:enhanced-geometry svg:viewBox="0 0 21600 21600" draw:text-areas="?f0 ?f7 ?f2 21600" draw:type="up-arrow" draw:modifiers="7187.30847457627 6006.515100101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graphics4" text:anchor-type="paragraph" svg:x="1.014cm" svg:y="0.032cm" svg:width="25.883cm" svg:height="9.867cm" draw:z-index="13"><draw:image xlink:href="Pictures/10000201000016250000093A28637EBE.png" xlink:type="simple" xlink:show="embed" xlink:actuate="onLoad"/></draw:frame></text:p>
      <text:p text:style-name="P4"><draw:frame draw:style-name="fr1" draw:name="graphics5" text:anchor-type="paragraph" svg:x="0.758cm" svg:y="8.742cm" svg:width="25.883cm" svg:height="9.867cm" draw:z-index="14"><draw:image xlink:href="Pictures/10000201000016250000093A28637EBE.png" xlink:type="simple" xlink:show="embed" xlink:actuate="onLoad"/></draw:frame><draw:custom-shape text:anchor-type="paragraph" draw:z-index="8" draw:style-name="gr2" draw:text-style-name="P13" svg:width="12.001cm" svg:height="9cm" draw:transform="rotate (-3.14159265358979) translate (19.2898888888889cm 8.11918055555556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4"><draw:custom-shape text:anchor-type="paragraph" draw:z-index="9" draw:style-name="gr2" draw:text-style-name="P13" svg:width="12.001cm" svg:height="9cm" draw:transform="rotate (-3.14159265358979) translate (19.558cm 8.21972222222222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1"><draw:frame draw:style-name="fr1" draw:name="graphics6" text:anchor-type="paragraph" svg:x="0.691cm" svg:y="4.131cm" svg:width="25.883cm" svg:height="9.867cm" draw:z-index="15"><draw:image xlink:href="Pictures/10000201000016250000093A28637EBE.png" xlink:type="simple" xlink:show="embed" xlink:actuate="onLoad"/></draw:frame></text:p>
      <text:p text:style-name="P10"><draw:custom-shape text:anchor-type="paragraph" draw:z-index="4" draw:style-name="gr2" draw:text-style-name="P13" svg:width="8.501cm" svg:height="8.501cm" draw:transform="rotate (-1.5707963267949) translate (16.5523333333333cm -0.146402777777778cm)"><text:p/><draw:enhanced-geometry svg:viewBox="0 0 841 854" draw:mirror-horizontal="false" draw:mirror-vertical="false" draw:type="non-primitive" draw:enhanced-path="M 517 247 L 517 415 264 415 264 0 0 0 0 680 517 680 517 854 841 547 517 247 Z N"/></draw:custom-shap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7" text:anchor-type="paragraph" svg:x="0.519cm" svg:y="1.813cm" svg:width="25.883cm" svg:height="9.867cm" draw:z-index="16"><draw:image xlink:href="Pictures/10000201000016250000093A28637EBE.png" xlink:type="simple" xlink:show="embed" xlink:actuate="onLoad"/></draw:frame></text:p>
      <text:p text:style-name="P1"/>
      <text:p text:style-name="P5"><draw:frame draw:style-name="fr1" draw:name="graphics8" text:anchor-type="paragraph" svg:x="0.758cm" svg:y="8.742cm" svg:width="25.883cm" svg:height="9.867cm" draw:z-index="17"><draw:image xlink:href="Pictures/10000201000016250000093A28637EBE.png" xlink:type="simple" xlink:show="embed" xlink:actuate="onLoad"/></draw:frame><draw:custom-shape text:anchor-type="paragraph" draw:z-index="7" draw:style-name="gr2" draw:text-style-name="P13" svg:width="8.501cm" svg:height="8.501cm" draw:transform="rotate (-1.5707963267949) translate (17.6388888888889cm -0.322791666666667cm)"><text:p/><draw:enhanced-geometry svg:viewBox="0 0 841 854" draw:mirror-horizontal="true" draw:mirror-vertical="false" draw:type="non-primitive" draw:enhanced-path="M 517 247 L 517 415 264 415 264 0 0 0 0 680 517 680 517 854 841 547 517 247 Z N"/></draw:custom-shape></text:p>
      <text:p text:style-name="P12"><draw:custom-shape text:anchor-type="paragraph" draw:z-index="5" draw:style-name="gr2" draw:text-style-name="P13" svg:width="8.501cm" svg:height="8.501cm" draw:transform="rotate (1.5707963267949) translate (9.01523611111111cm 8.35377777777778cm)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9"><draw:frame draw:style-name="fr1" draw:name="graphics9" text:anchor-type="paragraph" svg:x="1.228cm" svg:y="4.071cm" svg:width="25.883cm" svg:height="9.867cm" draw:z-index="18"><draw:image xlink:href="Pictures/10000201000016250000093A28637EBE.png" xlink:type="simple" xlink:show="embed" xlink:actuate="onLoad"/></draw:frame></text:p>
      <text:p text:style-name="P4"><draw:frame draw:style-name="fr1" draw:name="graphics10" text:anchor-type="paragraph" svg:x="0.758cm" svg:y="8.742cm" svg:width="25.883cm" svg:height="9.867cm" draw:z-index="19"><draw:image xlink:href="Pictures/10000201000016250000093A28637EBE.png" xlink:type="simple" xlink:show="embed" xlink:actuate="onLoad"/></draw:frame><draw:custom-shape text:anchor-type="paragraph" draw:z-index="6" draw:style-name="gr2" draw:text-style-name="P13" svg:width="8.501cm" svg:height="8.501cm" draw:transform="rotate (-1.5707963267949) translate (16.383cm -0.266347222222222cm)"><text:p/><draw:enhanced-geometry svg:viewBox="0 0 841 854" draw:mirror-horizontal="false" draw:mirror-vertical="true" draw:type="non-primitive" draw:enhanced-path="M 517 247 L 517 415 264 415 264 0 0 0 0 680 517 680 517 854 841 547 517 247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" style:font-family-generic="swiss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Verdana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Verdan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 </meta:initial-creator>
    <meta:creation-date>2012-10-04T16:47:19</meta:creation-date>
    <dc:date>2012-10-06T12:19:35</dc:date>
    <dc:creator>SR </dc:creator>
    <meta:editing-duration>PT48M12S</meta:editing-duration>
    <meta:editing-cycles>12</meta:editing-cycles>
    <meta:generator>LibreOffice/3.6$Linux_x86 LibreOffice_project/932b512-69e3009-7a10e5c-fc86223-a55908</meta:generator>
    <meta:document-statistic meta:table-count="0" meta:image-count="10" meta:object-count="0" meta:page-count="10" meta:paragraph-count="1" meta:word-count="0" meta:character-count="1" meta:non-whitespace-character-count="0"/>
  </office:meta>
</office:document-meta>
</file>